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OUR</text:p>
          </table:table-cell>
          <table:table-cell office:value-type="string">
            <text:p>KNOTS</text:p>
          </table:table-cell>
          <table:table-cell office:value-type="string">
            <text:p>TE</text:p>
          </table:table-cell>
          <table:table-cell office:value-type="string">
            <text:p>MAGNETIC COURSES STEERED SHIPS HEAD</text:p>
          </table:table-cell>
          <table:table-cell office:value-type="string">
            <text:p>WINDS</text:p>
          </table:table-cell>
          <table:table-cell office:value-type="string">
            <text:p>MILES</text:p>
          </table:table-cell>
          <table:table-cell office:value-type="string">
            <text:p>COATE</text:p>
          </table:table-cell>
          <table:table-cell office:value-type="string">
            <text:p>LEEWAY</text:p>
          </table:table-cell>
          <table:table-cell office:value-type="string">
            <text:p/>
          </table:table-cell>
          <table:table-cell office:value-type="string">
            <text:p>TEMPERA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ATE OFTURE BY SYMBOLS WEATHER</text:p>
          </table:table-cell>
          <table:table-cell office:value-type="string">
            <text:p>FORMS OF SYMBOLS CLOUDS BY</text:p>
          </table:table-cell>
          <table:table-cell office:value-type="string">
            <text:p>SKY, OF 10THS SKY, OF CLEAR</text:p>
          </table:table-cell>
          <table:table-cell office:value-type="string">
            <text:p>STATE SEA OF TH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RECTION MAGNETIC TO</text:p>
          </table:table-cell>
          <table:table-cell office:value-type="string">
            <text:p>INTERVAL FORCE DURING</text:p>
          </table:table-cell>
          <table:table-cell office:value-type="string">
            <text:p/>
          </table:table-cell>
          <table:table-cell office:value-type="string">
            <text:p>HEIGHT IN INCHES</text:p>
          </table:table-cell>
          <table:table-cell office:value-type="string">
            <text:p>ATT'D THER</text:p>
          </table:table-cell>
          <table:table-cell office:value-type="string">
            <text:p>BULB AIR DRY</text:p>
          </table:table-cell>
          <table:table-cell office:value-type="string">
            <text:p>BULB WET AIR</text:p>
          </table:table-cell>
          <table:table-cell office:value-type="string">
            <text:p>SURFACE WA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SE1/2E</text:p>
          </table:table-cell>
          <table:table-cell office:value-type="string">
            <text:p>N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30.04</text:p>
          </table:table-cell>
          <table:table-cell office:value-type="string">
            <text:p>48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M</text:p>
          </table:table-cell>
          <table:table-cell office:value-type="string">
            <text:p>NIMB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NEBE</text:p>
          </table:table-cell>
          <table:table-cell office:value-type="string">
            <text:p>17.6</text:p>
          </table:table-cell>
          <table:table-cell office:value-type="string">
            <text:p/>
          </table:table-cell>
          <table:table-cell office:value-type="string">
            <text:p>30.03</text:p>
          </table:table-cell>
          <table:table-cell office:value-type="string">
            <text:p>47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MD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NE</text:p>
          </table:table-cell>
          <table:table-cell office:value-type="string">
            <text:p>17.7</text:p>
          </table:table-cell>
          <table:table-cell office:value-type="string">
            <text:p/>
          </table:table-cell>
          <table:table-cell office:value-type="string">
            <text:p>30.06</text:p>
          </table:table-cell>
          <table:table-cell office:value-type="string">
            <text:p>49</text:p>
          </table:table-cell>
          <table:table-cell office:value-type="string">
            <text:p>33</text:p>
          </table:table-cell>
          <table:table-cell office:value-type="string">
            <text:p/>
          </table:table-cell>
          <table:table-cell office:value-type="string">
            <text:p>34.5</text:p>
          </table:table-cell>
          <table:table-cell office:value-type="string">
            <text:p>OC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30.06</text:p>
          </table:table-cell>
          <table:table-cell office:value-type="string">
            <text:p>48</text:p>
          </table:table-cell>
          <table:table-cell office:value-type="string">
            <text:p>33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NIMB CUM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1/2E</text:p>
          </table:table-cell>
          <table:table-cell office:value-type="string">
            <text:p>NEBE</text:p>
          </table:table-cell>
          <table:table-cell office:value-type="string">
            <text:p>17.3</text:p>
          </table:table-cell>
          <table:table-cell office:value-type="string">
            <text:p/>
          </table:table-cell>
          <table:table-cell office:value-type="string">
            <text:p>30.07</text:p>
          </table:table-cell>
          <table:table-cell office:value-type="string">
            <text:p>48</text:p>
          </table:table-cell>
          <table:table-cell office:value-type="string">
            <text:p>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F</text:p>
          </table:table-cell>
          <table:table-cell office:value-type="string">
            <text:p>NIMB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ENE</text:p>
          </table:table-cell>
          <table:table-cell office:value-type="string">
            <text:p>23.2</text:p>
          </table:table-cell>
          <table:table-cell office:value-type="string">
            <text:p/>
          </table:table-cell>
          <table:table-cell office:value-type="string">
            <text:p>30.08</text:p>
          </table:table-cell>
          <table:table-cell office:value-type="string">
            <text:p>47</text:p>
          </table:table-cell>
          <table:table-cell office:value-type="string">
            <text:p>32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F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ENE</text:p>
          </table:table-cell>
          <table:table-cell office:value-type="string">
            <text:p>22</text:p>
          </table:table-cell>
          <table:table-cell office:value-type="string">
            <text:p/>
          </table:table-cell>
          <table:table-cell office:value-type="string">
            <text:p>30.08</text:p>
          </table:table-cell>
          <table:table-cell office:value-type="string">
            <text:p>8.8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FM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[(329, 474), (387, 474), (387, 524), (329, 524)]</text:p>
          </table:table-cell>
          <table:table-cell office:value-type="string">
            <text:p>[(412, 471), (472, 471), (472, 523), (412, 523)]</text:p>
          </table:table-cell>
          <table:table-cell office:value-type="string">
            <text:p>[(476, 498), (527, 498), (527, 587), (476, 587)]</text:p>
          </table:table-cell>
          <table:table-cell office:value-type="string">
            <text:p>[(619, 558), (785, 558), (785, 608), (619, 608)][(589, 475), (753, 475), (753, 523), (589, 523)][(561, 510), (778, 510), (778, 565), (561, 565)]</text:p>
          </table:table-cell>
          <table:table-cell office:value-type="string">
            <text:p>[(919, 417), (998, 417), (998, 468), (919, 468)]</text:p>
          </table:table-cell>
          <table:table-cell office:value-type="string">
            <text:p>[(1017, 470), (1119, 470), (1119, 524), (1017, 524)]</text:p>
          </table:table-cell>
          <table:table-cell office:value-type="string">
            <text:p>[(1116, 508), (1165, 508), (1165, 591), (1116, 591)]</text:p>
          </table:table-cell>
          <table:table-cell office:value-type="string">
            <text:p>[(1218, 421), (1349, 421), (1349, 472), (1218, 472)]</text:p>
          </table:table-cell>
          <table:table-cell office:value-type="string">
            <text:p/>
          </table:table-cell>
          <table:table-cell office:value-type="string">
            <text:p>[(1404, 423), (1559, 423), (1559, 473), (1404, 47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14, 458), (1739, 458), (1739, 508), (1614, 508)][(1616, 501), (1737, 501), (1737, 552), (1616, 552)][(1636, 478), (1719, 478), (1719, 530), (1636, 530)]</text:p>
          </table:table-cell>
          <table:table-cell office:value-type="string">
            <text:p>[(1788, 454), (1889, 454), (1889, 505), (1788, 505)][(1793, 503), (1881, 503), (1881, 553), (1793, 553)][(1782, 482), (1892, 482), (1892, 534), (1782, 534)]</text:p>
          </table:table-cell>
          <table:table-cell office:value-type="string">
            <text:p>[(1921, 456), (1970, 456), (1970, 592), (1921, 592)][(1895, 453), (1945, 453), (1945, 591), (1895, 591)]</text:p>
          </table:table-cell>
          <table:table-cell office:value-type="string">
            <text:p>[(1992, 456), (2041, 456), (2041, 505), (1992, 505)][(1991, 505), (2032, 505), (2032, 553), (1991, 553)][(1985, 481), (2042, 481), (2042, 529), (1985, 529)]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870, 506), (970, 506), (970, 557), (870, 557)][(807, 557), (1038, 557), (1038, 607), (807, 607)]</text:p>
          </table:table-cell>
          <table:table-cell office:value-type="string">
            <text:p>[(990, 575), (1129, 575), (1129, 628), (990, 628)][(1053, 507), (1116, 507), (1116, 558), (1053, 558)][(1013, 540), (1107, 540), (1107, 595), (1013, 595)]</text:p>
          </table:table-cell>
          <table:table-cell office:value-type="string">
            <text:p/>
          </table:table-cell>
          <table:table-cell office:value-type="string">
            <text:p>[(1200, 494), (1294, 494), (1294, 546), (1200, 546)][(1215, 522), (1281, 522), (1281, 573), (1215, 573)]</text:p>
          </table:table-cell>
          <table:table-cell office:value-type="string">
            <text:p>[(1313, 524), (1366, 524), (1366, 573), (1313, 573)][(1313, 498), (1369, 498), (1369, 549), (1313, 549)]</text:p>
          </table:table-cell>
          <table:table-cell office:value-type="string">
            <text:p>[(1382, 534), (1438, 534), (1438, 583), (1382, 583)][(1393, 489), (1426, 489), (1426, 538), (1393, 538)][(1387, 511), (1433, 511), (1433, 561), (1387, 561)]</text:p>
          </table:table-cell>
          <table:table-cell office:value-type="string">
            <text:p>[(1452, 534), (1507, 534), (1507, 582), (1452, 582)][(1459, 510), (1505, 510), (1505, 560), (1459, 560)][(1461, 489), (1499, 489), (1499, 539), (1461, 539)]</text:p>
          </table:table-cell>
          <table:table-cell office:value-type="string">
            <text:p>[(1518, 530), (1584, 530), (1584, 580), (1518, 580)][(1516, 491), (1581, 491), (1581, 541), (1516, 54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4, 616), (398, 616), (398, 667), (324, 66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2, 672), (382, 672), (382, 722), (362, 72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1, 740), (388, 740), (388, 789), (361, 78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0, 804), (385, 804), (385, 850), (360, 85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78, 783), (765, 783), (765, 855), (578, 855)]</text:p>
          </table:table-cell>
          <table:table-cell office:value-type="string">
            <text:p>[(826, 792), (970, 792), (970, 848), (826, 848)]</text:p>
          </table:table-cell>
          <table:table-cell office:value-type="string">
            <text:p>[(1049, 804), (1084, 804), (1084, 854), (1049, 854)]</text:p>
          </table:table-cell>
          <table:table-cell office:value-type="string">
            <text:p/>
          </table:table-cell>
          <table:table-cell office:value-type="string">
            <text:p>[(1195, 806), (1293, 806), (1293, 857), (1195, 857)]</text:p>
          </table:table-cell>
          <table:table-cell office:value-type="string">
            <text:p>[(1317, 807), (1361, 807), (1361, 859), (1317, 859)]</text:p>
          </table:table-cell>
          <table:table-cell office:value-type="string">
            <text:p>[(1381, 808), (1442, 808), (1442, 859), (1381, 85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17, 809), (1726, 809), (1726, 858), (1617, 858)]</text:p>
          </table:table-cell>
          <table:table-cell office:value-type="string">
            <text:p>[(1763, 811), (1884, 811), (1884, 861), (1763, 861)]</text:p>
          </table:table-cell>
          <table:table-cell office:value-type="string">
            <text:p>[(1921, 804), (1954, 804), (1954, 857), (1921, 857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6, 869), (384, 869), (384, 916), (356, 91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4, 927), (385, 927), (385, 974), (364, 97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4, 989), (389, 989), (389, 1037), (364, 103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57, 982), (687, 982), (687, 1033), (657, 1033)]</text:p>
          </table:table-cell>
          <table:table-cell office:value-type="string">
            <text:p>[(812, 987), (983, 987), (983, 1044), (812, 1044)]</text:p>
          </table:table-cell>
          <table:table-cell office:value-type="string">
            <text:p>[(1052, 956), (1126, 956), (1126, 1044), (1052, 1044)]</text:p>
          </table:table-cell>
          <table:table-cell office:value-type="string">
            <text:p/>
          </table:table-cell>
          <table:table-cell office:value-type="string">
            <text:p>[(1190, 990), (1300, 990), (1300, 1039), (1190, 1039)]</text:p>
          </table:table-cell>
          <table:table-cell office:value-type="string">
            <text:p>[(1310, 993), (1359, 993), (1359, 1046), (1310, 1046)]</text:p>
          </table:table-cell>
          <table:table-cell office:value-type="string">
            <text:p>[(1371, 990), (1433, 990), (1433, 1043), (1371, 104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03, 992), (1729, 992), (1729, 1044), (1603, 1044)]</text:p>
          </table:table-cell>
          <table:table-cell office:value-type="string">
            <text:p>[(1806, 994), (1830, 994), (1830, 1044), (1806, 1044)]</text:p>
          </table:table-cell>
          <table:table-cell office:value-type="string">
            <text:p>[(1914, 992), (1942, 992), (1942, 1042), (1914, 1042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4, 1050), (390, 1050), (390, 1100), (364, 110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8, 1116), (390, 1116), (390, 1165), (358, 116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6, 1171), (389, 1171), (389, 1219), (366, 121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48, 1173), (674, 1173), (674, 1223), (648, 1223)]</text:p>
          </table:table-cell>
          <table:table-cell office:value-type="string">
            <text:p>[(830, 1176), (934, 1176), (934, 1229), (830, 1229)]</text:p>
          </table:table-cell>
          <table:table-cell office:value-type="string">
            <text:p>[(1045, 1162), (1120, 1162), (1120, 1223), (1045, 1223)]</text:p>
          </table:table-cell>
          <table:table-cell office:value-type="string">
            <text:p/>
          </table:table-cell>
          <table:table-cell office:value-type="string">
            <text:p>[(1190, 1177), (1291, 1177), (1291, 1225), (1190, 1225)]</text:p>
          </table:table-cell>
          <table:table-cell office:value-type="string">
            <text:p>[(1313, 1175), (1358, 1175), (1358, 1223), (1313, 1223)]</text:p>
          </table:table-cell>
          <table:table-cell office:value-type="string">
            <text:p>[(1369, 1175), (1427, 1175), (1427, 1223), (1369, 1223)]</text:p>
          </table:table-cell>
          <table:table-cell office:value-type="string">
            <text:p/>
          </table:table-cell>
          <table:table-cell office:value-type="string">
            <text:p>[(1500, 1166), (1592, 1166), (1592, 1227), (1500, 1227)]</text:p>
          </table:table-cell>
          <table:table-cell office:value-type="string">
            <text:p>[(1636, 1177), (1712, 1177), (1712, 1227), (1636, 1227)]</text:p>
          </table:table-cell>
          <table:table-cell office:value-type="string">
            <text:p>[(1804, 1166), (1830, 1166), (1830, 1215), (1804, 1215)]</text:p>
          </table:table-cell>
          <table:table-cell office:value-type="string">
            <text:p>[(1916, 1184), (1950, 1184), (1950, 1235), (1916, 1235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3, 1238), (393, 1238), (393, 1285), (353, 128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6, 1298), (391, 1298), (391, 1349), (356, 134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35, 1360), (409, 1360), (409, 1410), (335, 141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43, 1356), (674, 1356), (674, 1406), (643, 1406)]</text:p>
          </table:table-cell>
          <table:table-cell office:value-type="string">
            <text:p>[(870, 1360), (898, 1360), (898, 1410), (870, 1410)]</text:p>
          </table:table-cell>
          <table:table-cell office:value-type="string">
            <text:p>[(1055, 1367), (1099, 1367), (1099, 1417), (1055, 1417)]</text:p>
          </table:table-cell>
          <table:table-cell office:value-type="string">
            <text:p/>
          </table:table-cell>
          <table:table-cell office:value-type="string">
            <text:p>[(1187, 1363), (1292, 1363), (1292, 1413), (1187, 1413)]</text:p>
          </table:table-cell>
          <table:table-cell office:value-type="string">
            <text:p>[(1312, 1365), (1357, 1365), (1357, 1414), (1312, 1414)]</text:p>
          </table:table-cell>
          <table:table-cell office:value-type="string">
            <text:p>[(1374, 1357), (1443, 1357), (1443, 1417), (1374, 141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24, 1369), (1692, 1369), (1692, 1420), (1624, 1420)]</text:p>
          </table:table-cell>
          <table:table-cell office:value-type="string">
            <text:p>[(1754, 1374), (1875, 1374), (1875, 1428), (1754, 1428)][(1749, 1329), (1886, 1329), (1886, 1381), (1749, 1381)]</text:p>
          </table:table-cell>
          <table:table-cell office:value-type="string">
            <text:p>[(1916, 1378), (1947, 1378), (1947, 1428), (1916, 1428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31, 2345), (403, 2345), (403, 2390), (331, 239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3, 2403), (390, 2403), (390, 2450), (363, 245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5, 2465), (393, 2465), (393, 2512), (365, 251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2, 2525), (392, 2525), (392, 2574), (362, 257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67, 2502), (768, 2502), (768, 2573), (567, 2573)]</text:p>
          </table:table-cell>
          <table:table-cell office:value-type="string">
            <text:p>[(807, 2524), (949, 2524), (949, 2573), (807, 2573)]</text:p>
          </table:table-cell>
          <table:table-cell office:value-type="string">
            <text:p>[(1042, 2508), (1136, 2508), (1136, 2574), (1042, 2574)]</text:p>
          </table:table-cell>
          <table:table-cell office:value-type="string">
            <text:p/>
          </table:table-cell>
          <table:table-cell office:value-type="string">
            <text:p>[(1181, 2533), (1305, 2533), (1305, 2580), (1181, 2580)]</text:p>
          </table:table-cell>
          <table:table-cell office:value-type="string">
            <text:p>[(1301, 2534), (1355, 2534), (1355, 2584), (1301, 2584)]</text:p>
          </table:table-cell>
          <table:table-cell office:value-type="string">
            <text:p>[(1375, 2529), (1440, 2529), (1440, 2579), (1375, 257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10, 2534), (1694, 2534), (1694, 2582), (1610, 2582)]</text:p>
          </table:table-cell>
          <table:table-cell office:value-type="string">
            <text:p>[(1751, 2537), (1878, 2537), (1878, 2588), (1751, 2588)]</text:p>
          </table:table-cell>
          <table:table-cell office:value-type="string">
            <text:p>[(1916, 2536), (1949, 2536), (1949, 2586), (1916, 2586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8, 2587), (392, 2587), (392, 2636), (358, 263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2, 2647), (391, 2647), (391, 2697), (362, 269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1, 2710), (390, 2710), (390, 2758), (361, 275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42, 2703), (671, 2703), (671, 2753), (642, 2753)]</text:p>
          </table:table-cell>
          <table:table-cell office:value-type="string">
            <text:p>[(825, 2706), (966, 2706), (966, 2758), (825, 2758)]</text:p>
          </table:table-cell>
          <table:table-cell office:value-type="string">
            <text:p>[(1027, 2697), (1138, 2697), (1138, 2762), (1027, 2762)]</text:p>
          </table:table-cell>
          <table:table-cell office:value-type="string">
            <text:p/>
          </table:table-cell>
          <table:table-cell office:value-type="string">
            <text:p>[(1172, 2714), (1285, 2714), (1285, 2766), (1172, 2766)]</text:p>
          </table:table-cell>
          <table:table-cell office:value-type="string">
            <text:p>[(1307, 2711), (1355, 2711), (1355, 2764), (1307, 2764)]</text:p>
          </table:table-cell>
          <table:table-cell office:value-type="string">
            <text:p>[(1374, 2705), (1444, 2705), (1444, 2767), (1374, 276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08, 2716), (1700, 2716), (1700, 2769), (1608, 2769)]</text:p>
          </table:table-cell>
          <table:table-cell office:value-type="string">
            <text:p>[(1790, 2719), (1821, 2719), (1821, 2769), (1790, 2769)]</text:p>
          </table:table-cell>
          <table:table-cell office:value-type="string">
            <text:p>[(1907, 2722), (1944, 2722), (1944, 2772), (1907, 2772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5, 2769), (390, 2769), (390, 2817), (365, 281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1, 2833), (389, 2833), (389, 2881), (361, 288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2, 2895), (391, 2895), (391, 2944), (362, 294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49, 2897), (677, 2897), (677, 2947), (649, 2947)]</text:p>
          </table:table-cell>
          <table:table-cell office:value-type="string">
            <text:p>[(812, 2882), (957, 2882), (957, 2935), (812, 2935)]</text:p>
          </table:table-cell>
          <table:table-cell office:value-type="string">
            <text:p>[(1036, 2888), (1123, 2888), (1123, 2944), (1036, 2944)]</text:p>
          </table:table-cell>
          <table:table-cell office:value-type="string">
            <text:p/>
          </table:table-cell>
          <table:table-cell office:value-type="string">
            <text:p>[(1173, 2897), (1330, 2897), (1330, 2947), (1173, 2947)]</text:p>
          </table:table-cell>
          <table:table-cell office:value-type="string">
            <text:p>[(1269, 2902), (1355, 2902), (1355, 2951), (1269, 2951)]</text:p>
          </table:table-cell>
          <table:table-cell office:value-type="string">
            <text:p>[(1383, 2902), (1444, 2902), (1444, 2952), (1383, 295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07, 2906), (1721, 2906), (1721, 2956), (1607, 2956)]</text:p>
          </table:table-cell>
          <table:table-cell office:value-type="string">
            <text:p>[(1792, 2904), (1820, 2904), (1820, 2952), (1792, 2952)]</text:p>
          </table:table-cell>
          <table:table-cell office:value-type="string">
            <text:p>[(1905, 2905), (1942, 2905), (1942, 2957), (1905, 2957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0, 2957), (388, 2957), (388, 3004), (350, 300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2, 3019), (386, 3019), (386, 3065), (352, 306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0-10T10:54:38.841590</meta:creation-date>
    <dc:date>2021-10-10T10:54:38.860747</dc:date>
    <meta:generator>http://pypi.python.org/pypi/ezodf/0.1.0$Python3.8.10 (default, Jun  4 2021, 15:09:15) 
[GCC 7.5.0]</meta:generator>
    <meta:document-statistic/>
    <meta:editing-cycles>1</meta:editing-cycles>
  </office:meta>
</office:document-meta>
</file>